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24cm" fo:min-width="0.175cm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24cm" fo:min-width="0.165cm" fo:padding-top="0.135cm" fo:padding-bottom="0.135cm" fo:padding-left="0.26cm" fo:padding-right="0.26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1cm" svg:stroke-color="#000000" draw:marker-start-width="0.22cm" draw:marker-end="Line_20_short" draw:marker-end-width="0.15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marker-end="Arrowheads_20_1" draw:marker-end-width="0.1cm" draw:fill="none" draw:textarea-vertical-align="middle"/>
    </style:style>
    <style:style style:name="gr6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14cm" fo:min-width="0.165cm" fo:padding-top="0.135cm" fo:padding-bottom="0.135cm" fo:padding-left="0.26cm" fo:padding-right="0.26cm"/>
    </style:style>
    <style:style style:name="gr7" style:family="graphic" style:parent-style-name="Object_20_with_20_no_20_fill_20_and_20_no_20_line">
      <style:graphic-properties draw:stroke="none" svg:stroke-width="0.02cm" svg:stroke-color="#000000" draw:marker-start-width="0.03cm" draw:marker-end-width="0.03cm" draw:textarea-horizontal-align="center" draw:textarea-vertical-align="middle" fo:padding-top="0.12cm" fo:padding-bottom="0.12cm" fo:padding-left="0.245cm" fo:padding-right="0.245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953cm" svg:height="0.952cm" svg:x="2.183cm" svg:y="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953cm" svg:height="0.952cm" svg:x="2.183cm" svg:y="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953cm" svg:height="0.952cm" svg:x="2.185cm" svg:y="4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953cm" svg:height="0.952cm" svg:x="2.185cm" svg:y="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" draw:id="id1" draw:layer="layout" svg:width="0.563cm" svg:height="0.53cm" svg:x="0.166cm" svg:y="2.0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xml:id="id8" draw:id="id8" draw:layer="layout" svg:width="0.681cm" svg:height="0.47cm" svg:x="0.167cm" svg:y="0.6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xml:id="id3" draw:id="id3" draw:layer="layout" svg:width="0.567cm" svg:height="0.53cm" svg:x="0.167cm" svg:y="3.8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3.211cm" svg:y1="1.89cm" svg:x2="3.711cm" svg:y2="1.89cm">
          <text:p/>
        </draw:line>
        <draw:line draw:style-name="gr4" draw:text-style-name="P1" draw:layer="layout" svg:x1="3.209cm" svg:y1="3.49cm" svg:x2="3.709cm" svg:y2="3.49cm">
          <text:p/>
        </draw:line>
        <draw:line draw:style-name="gr4" draw:text-style-name="P1" draw:layer="layout" svg:x1="3.207cm" svg:y1="5.09cm" svg:x2="3.707cm" svg:y2="5.09cm">
          <text:p/>
        </draw:line>
        <draw:line draw:style-name="gr4" draw:text-style-name="P1" draw:layer="layout" svg:x1="3.205cm" svg:y1="7.99cm" svg:x2="3.705cm" svg:y2="7.99cm">
          <text:p/>
        </draw:line>
        <draw:frame draw:style-name="gr3" draw:text-style-name="P2" xml:id="id10" draw:id="id10" draw:layer="layout" svg:width="0.744cm" svg:height="0.596cm" svg:x="3.766cm" svg:y="1.53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xml:id="id11" draw:id="id11" draw:layer="layout" svg:width="0.744cm" svg:height="0.596cm" svg:x="3.766cm" svg:y="3.13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xml:id="id12" draw:id="id12" draw:layer="layout" svg:width="0.744cm" svg:height="0.596cm" svg:x="3.766cm" svg:y="4.73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2" xml:id="id13" draw:id="id13" draw:layer="layout" svg:width="0.784cm" svg:height="0.635cm" svg:x="3.766cm" svg:y="7.6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0.449cm" svg:height="0.373cm" svg:x="2.467cm" svg:y="6.33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0.449cm" svg:height="0.373cm" svg:x="3.769cm" svg:y="6.33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0.739cm" svg:height="0.536cm" svg:x="1.366cm" svg:y="0.83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0.917cm" svg:height="0.536cm" svg:x="0.866cm" svg:y="7.6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31cm" svg:height="0.504cm" svg:x="2.366cm" svg:y="1.63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0.631cm" svg:height="0.504cm" svg:x="2.366cm" svg:y="3.2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0.631cm" svg:height="0.504cm" svg:x="2.366cm" svg:y="4.8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0.669cm" svg:height="0.536cm" svg:x="2.366cm" svg:y="7.7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" draw:text-style-name="P1" xml:id="id21" draw:id="id21" draw:layer="layout" svg:width="0.953cm" svg:height="0.952cm" svg:x="11.581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09cm" svg:y1="4.293cm" svg:x2="13.109cm" svg:y2="4.293cm">
          <text:p/>
        </draw:line>
        <draw:frame draw:style-name="gr3" draw:text-style-name="P2" draw:layer="layout" svg:width="0.602cm" svg:height="0.533cm" svg:x="13.164cm" svg:y="4.03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0.778cm" svg:height="0.605cm" svg:x="11.664cm" svg:y="3.93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0.801cm" svg:height="0.545cm" svg:x="10.467cm" svg:y="0.73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0.979cm" svg:height="0.545cm" svg:x="11.168cm" svg:y="7.23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2" xml:id="id9" draw:id="id9" draw:layer="layout" svg:width="0.681cm" svg:height="0.47cm" svg:x="3.668cm" svg:y="0.5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" draw:text-style-name="P1" xml:id="id15" draw:id="id15" draw:layer="layout" svg:width="0.953cm" svg:height="0.952cm" svg:x="8.081cm" svg:y="1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953cm" svg:height="0.952cm" svg:x="8.081cm" svg:y="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953cm" svg:height="0.952cm" svg:x="8.083cm" svg:y="4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058cm" svg:height="0.536cm" svg:x="7.98cm" svg:y="7.7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2" draw:text-style-name="P1" xml:id="id18" draw:id="id18" draw:layer="layout" svg:width="0.953cm" svg:height="0.952cm" svg:x="8.083cm" svg:y="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09cm" svg:y1="1.893cm" svg:x2="9.609cm" svg:y2="1.893cm">
          <text:p/>
        </draw:line>
        <draw:line draw:style-name="gr4" draw:text-style-name="P1" draw:layer="layout" svg:x1="9.107cm" svg:y1="3.493cm" svg:x2="9.607cm" svg:y2="3.493cm">
          <text:p/>
        </draw:line>
        <draw:line draw:style-name="gr4" draw:text-style-name="P1" draw:layer="layout" svg:x1="9.105cm" svg:y1="5.093cm" svg:x2="9.605cm" svg:y2="5.093cm">
          <text:p/>
        </draw:line>
        <draw:line draw:style-name="gr4" draw:text-style-name="P1" draw:layer="layout" svg:x1="9.103cm" svg:y1="7.993cm" svg:x2="9.603cm" svg:y2="7.993cm">
          <text:p/>
        </draw:line>
        <draw:frame draw:style-name="gr3" draw:text-style-name="P2" xml:id="id23" draw:id="id23" draw:layer="layout" svg:width="1.151cm" svg:height="0.605cm" svg:x="9.664cm" svg:y="1.5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xml:id="id24" draw:id="id24" draw:layer="layout" svg:width="1.151cm" svg:height="0.605cm" svg:x="9.664cm" svg:y="3.1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xml:id="id25" draw:id="id25" draw:layer="layout" svg:width="1.151cm" svg:height="0.605cm" svg:x="9.664cm" svg:y="4.7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xml:id="id26" draw:id="id26" draw:layer="layout" svg:width="1.251cm" svg:height="0.635cm" svg:x="9.664cm" svg:y="7.63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0.449cm" svg:height="0.373cm" svg:x="8.365cm" svg:y="6.33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2" draw:layer="layout" svg:width="0.449cm" svg:height="0.373cm" svg:x="9.667cm" svg:y="6.3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0.968cm" svg:height="0.511cm" svg:x="8.064cm" svg:y="1.63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2" draw:layer="layout" svg:width="0.968cm" svg:height="0.511cm" svg:x="8.064cm" svg:y="3.23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2" draw:layer="layout" svg:width="0.968cm" svg:height="0.511cm" svg:x="8.064cm" svg:y="4.83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" draw:text-style-name="P2" xml:id="id19" draw:id="id19" draw:layer="layout" svg:width="0.681cm" svg:height="0.47cm" svg:x="9.366cm" svg:y="0.5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2" draw:layer="layout" svg:width="0.622cm" svg:height="0.09cm" svg:x="5.767cm" svg:y="4.1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2" draw:layer="layout" svg:width="1.146cm" svg:height="0.545cm" svg:x="7.168cm" svg:y="0.73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2" draw:layer="layout" svg:width="1.324cm" svg:height="0.545cm" svg:x="6.568cm" svg:y="7.73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2" xml:id="id14" draw:id="id14" draw:layer="layout" svg:width="0.681cm" svg:height="0.47cm" svg:x="5.969cm" svg:y="0.53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2" draw:layer="layout" svg:width="0.449cm" svg:height="0.373cm" svg:x="0.168cm" svg:y="5.33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xml:id="id7" draw:id="id7" draw:layer="layout" svg:width="0.618cm" svg:height="0.569cm" svg:x="0.168cm" svg:y="6.53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onnector draw:style-name="gr5" draw:text-style-name="P1" draw:layer="layout" draw:type="line" svg:x1="0.729cm" svg:y1="2.299cm" svg:x2="2.183cm" svg:y2="1.886cm" draw:start-shape="id1" draw:start-glue-point="1" draw:end-shape="id2" draw:end-glue-point="6" svg:d="M729 2299l1454-413" svg:viewBox="0 0 1455 414">
          <text:p/>
        </draw:connector>
        <draw:connector draw:style-name="gr5" draw:text-style-name="P1" draw:layer="layout" draw:type="line" svg:x1="0.734cm" svg:y1="4.099cm" svg:x2="2.183cm" svg:y2="3.487cm" draw:start-shape="id3" draw:start-glue-point="1" draw:end-shape="id4" draw:end-glue-point="6" svg:d="M734 4099l1449-612" svg:viewBox="0 0 1450 613">
          <text:p/>
        </draw:connector>
        <draw:connector draw:style-name="gr5" draw:text-style-name="P1" draw:layer="layout" draw:type="line" svg:x1="0.726cm" svg:y1="2.292cm" svg:x2="2.183cm" svg:y2="3.487cm" draw:end-shape="id4" draw:end-glue-point="6" svg:d="M726 2292l1457 1195" svg:viewBox="0 0 1458 1196">
          <text:p/>
        </draw:connector>
        <draw:connector draw:style-name="gr5" draw:text-style-name="P1" draw:layer="layout" draw:type="line" svg:x1="0.726cm" svg:y1="2.292cm" svg:x2="2.185cm" svg:y2="5.09cm" draw:end-shape="id5" draw:end-glue-point="6" svg:d="M726 2292l1459 2798" svg:viewBox="0 0 1460 2799">
          <text:p/>
        </draw:connector>
        <draw:connector draw:style-name="gr5" draw:text-style-name="P1" draw:layer="layout" draw:type="line" svg:x1="0.724cm" svg:y1="2.289cm" svg:x2="2.185cm" svg:y2="7.99cm" draw:end-shape="id6" draw:end-glue-point="6" svg:d="M724 2289l1461 5701" svg:viewBox="0 0 1462 5702">
          <text:p/>
        </draw:connector>
        <draw:connector draw:style-name="gr5" draw:text-style-name="P1" draw:layer="layout" draw:type="line" svg:x1="0.732cm" svg:y1="4.098cm" svg:x2="2.183cm" svg:y2="1.886cm" draw:end-shape="id2" draw:end-glue-point="6" svg:d="M732 4098l1451-2212" svg:viewBox="0 0 1452 2213">
          <text:p/>
        </draw:connector>
        <draw:connector draw:style-name="gr5" draw:text-style-name="P1" draw:layer="layout" draw:type="line" svg:x1="0.732cm" svg:y1="4.098cm" svg:x2="2.185cm" svg:y2="5.09cm" draw:end-shape="id5" draw:end-glue-point="6" svg:d="M732 4098l1453 992" svg:viewBox="0 0 1454 993">
          <text:p/>
        </draw:connector>
        <draw:connector draw:style-name="gr5" draw:text-style-name="P1" draw:layer="layout" draw:type="line" svg:x1="0.73cm" svg:y1="4.095cm" svg:x2="2.185cm" svg:y2="7.99cm" draw:end-shape="id6" draw:end-glue-point="6" svg:d="M730 4095l1455 3895" svg:viewBox="0 0 1456 3896">
          <text:p/>
        </draw:connector>
        <draw:connector draw:style-name="gr5" draw:text-style-name="P1" draw:layer="layout" draw:type="line" svg:x1="0.786cm" svg:y1="6.818cm" svg:x2="2.185cm" svg:y2="7.99cm" draw:start-shape="id7" draw:start-glue-point="1" draw:end-shape="id6" draw:end-glue-point="6" svg:d="M786 6818l1399 1172" svg:viewBox="0 0 1400 1173">
          <text:p/>
        </draw:connector>
        <draw:connector draw:style-name="gr5" draw:text-style-name="P1" draw:layer="layout" draw:type="line" svg:x1="0.784cm" svg:y1="6.815cm" svg:x2="2.185cm" svg:y2="5.09cm" draw:end-shape="id5" draw:end-glue-point="6" svg:d="M784 6815l1401-1725" svg:viewBox="0 0 1402 1726">
          <text:p/>
        </draw:connector>
        <draw:connector draw:style-name="gr5" draw:text-style-name="P1" draw:layer="layout" draw:type="line" svg:x1="0.782cm" svg:y1="6.819cm" svg:x2="2.183cm" svg:y2="3.487cm" draw:end-shape="id4" draw:end-glue-point="6" svg:d="M782 6819l1401-3332" svg:viewBox="0 0 1402 3333">
          <text:p/>
        </draw:connector>
        <draw:connector draw:style-name="gr5" draw:text-style-name="P1" draw:layer="layout" draw:type="line" svg:x1="0.784cm" svg:y1="6.822cm" svg:x2="2.183cm" svg:y2="1.886cm" draw:end-shape="id2" draw:end-glue-point="6" svg:d="M784 6822l1399-4936" svg:viewBox="0 0 1400 4937">
          <text:p/>
        </draw:connector>
        <draw:connector draw:style-name="gr5" draw:text-style-name="P1" draw:layer="layout" draw:type="line" svg:x1="0.848cm" svg:y1="0.869cm" svg:x2="2.18cm" svg:y2="1.879cm" draw:start-shape="id8" draw:start-glue-point="1" svg:d="M848 869l1332 1010" svg:viewBox="0 0 1333 1011">
          <text:p/>
        </draw:connector>
        <draw:connector draw:style-name="gr5" draw:text-style-name="P1" draw:layer="layout" draw:type="line" svg:x1="0.845cm" svg:y1="0.866cm" svg:x2="2.183cm" svg:y2="3.487cm" draw:end-shape="id4" draw:end-glue-point="6" svg:d="M845 866l1338 2621" svg:viewBox="0 0 1339 2622">
          <text:p/>
        </draw:connector>
        <draw:connector draw:style-name="gr5" draw:text-style-name="P1" draw:layer="layout" draw:type="line" svg:x1="0.842cm" svg:y1="0.864cm" svg:x2="2.185cm" svg:y2="5.09cm" draw:end-shape="id5" draw:end-glue-point="6" svg:d="M842 864l1343 4226" svg:viewBox="0 0 1344 4227">
          <text:p/>
        </draw:connector>
        <draw:connector draw:style-name="gr5" draw:text-style-name="P1" draw:layer="layout" draw:type="line" svg:x1="0.849cm" svg:y1="0.861cm" svg:x2="2.185cm" svg:y2="7.99cm" draw:end-shape="id6" draw:end-glue-point="6" svg:d="M849 861l1336 7129" svg:viewBox="0 0 1337 7130">
          <text:p/>
        </draw:connector>
        <draw:connector draw:style-name="gr5" draw:text-style-name="P1" draw:layer="layout" draw:type="line" svg:x1="4.349cm" svg:y1="0.769cm" svg:x2="5.425cm" svg:y2="2.498cm" draw:start-shape="id9" draw:start-glue-point="1" svg:d="M4349 769l1076 1729" svg:viewBox="0 0 1077 1730">
          <text:p/>
        </draw:connector>
        <draw:connector draw:style-name="gr5" draw:text-style-name="P1" draw:layer="layout" draw:type="line" svg:x1="4.51cm" svg:y1="1.832cm" svg:x2="5.422cm" svg:y2="2.496cm" draw:start-shape="id10" draw:start-glue-point="1" svg:d="M4510 1832l912 664" svg:viewBox="0 0 913 665">
          <text:p/>
        </draw:connector>
        <draw:connector draw:style-name="gr5" draw:text-style-name="P1" draw:layer="layout" draw:type="line" svg:x1="4.51cm" svg:y1="3.432cm" svg:x2="5.419cm" svg:y2="2.493cm" draw:start-shape="id11" draw:start-glue-point="1" svg:d="M4510 3432l909-939" svg:viewBox="0 0 910 940">
          <text:p/>
        </draw:connector>
        <draw:connector draw:style-name="gr5" draw:text-style-name="P1" draw:layer="layout" draw:type="line" svg:x1="4.51cm" svg:y1="5.032cm" svg:x2="5.417cm" svg:y2="2.497cm" draw:start-shape="id12" draw:start-glue-point="1" svg:d="M4510 5032l907-2535" svg:viewBox="0 0 908 2536">
          <text:p/>
        </draw:connector>
        <draw:connector draw:style-name="gr5" draw:text-style-name="P1" draw:layer="layout" draw:type="line" svg:x1="4.55cm" svg:y1="7.951cm" svg:x2="5.422cm" svg:y2="2.501cm" draw:start-shape="id13" draw:start-glue-point="1" svg:d="M4550 7951l872-5450" svg:viewBox="0 0 873 5451">
          <text:p/>
        </draw:connector>
        <draw:connector draw:style-name="gr5" draw:text-style-name="P1" draw:layer="layout" draw:type="line" svg:x1="4.346cm" svg:y1="0.767cm" svg:x2="5.55cm" svg:y2="5.942cm" svg:d="M4346 767l1204 5175" svg:viewBox="0 0 1205 5176">
          <text:p/>
        </draw:connector>
        <draw:connector draw:style-name="gr5" draw:text-style-name="P1" draw:layer="layout" draw:type="line" svg:x1="4.51cm" svg:y1="1.832cm" svg:x2="5.561cm" svg:y2="5.94cm" draw:start-shape="id10" draw:start-glue-point="1" svg:d="M4510 1832l1051 4108" svg:viewBox="0 0 1052 4109">
          <text:p/>
        </draw:connector>
        <draw:connector draw:style-name="gr5" draw:text-style-name="P1" draw:layer="layout" draw:type="line" svg:x1="4.51cm" svg:y1="3.432cm" svg:x2="5.571cm" svg:y2="5.937cm" draw:start-shape="id11" draw:start-glue-point="1" svg:d="M4510 3432l1061 2505" svg:viewBox="0 0 1062 2506">
          <text:p/>
        </draw:connector>
        <draw:connector draw:style-name="gr5" draw:text-style-name="P1" draw:layer="layout" draw:type="line" svg:x1="4.51cm" svg:y1="5.032cm" svg:x2="5.573cm" svg:y2="5.935cm" draw:start-shape="id12" draw:start-glue-point="1" svg:d="M4510 5032l1063 903" svg:viewBox="0 0 1064 904">
          <text:p/>
        </draw:connector>
        <draw:connector draw:style-name="gr5" draw:text-style-name="P1" draw:layer="layout" draw:type="line" svg:x1="4.55cm" svg:y1="7.951cm" svg:x2="5.571cm" svg:y2="5.933cm" draw:start-shape="id13" draw:start-glue-point="1" svg:d="M4550 7951l1021-2018" svg:viewBox="0 0 1022 2019">
          <text:p/>
        </draw:connector>
        <draw:connector draw:style-name="gr5" draw:text-style-name="P1" draw:layer="layout" draw:type="line" svg:x1="6.65cm" svg:y1="0.769cm" svg:x2="8.081cm" svg:y2="1.889cm" draw:start-shape="id14" draw:start-glue-point="1" draw:end-shape="id15" draw:end-glue-point="6" svg:d="M6650 769l1431 1120" svg:viewBox="0 0 1432 1121">
          <text:p/>
        </draw:connector>
        <draw:connector draw:style-name="gr5" draw:text-style-name="P1" draw:layer="layout" draw:type="line" svg:x1="6.648cm" svg:y1="0.766cm" svg:x2="8.081cm" svg:y2="3.49cm" draw:end-shape="id16" draw:end-glue-point="6" svg:d="M6648 766l1433 2724" svg:viewBox="0 0 1434 2725">
          <text:p/>
        </draw:connector>
        <draw:connector draw:style-name="gr5" draw:text-style-name="P1" draw:layer="layout" draw:type="line" svg:x1="6.646cm" svg:y1="0.763cm" svg:x2="8.083cm" svg:y2="5.093cm" draw:end-shape="id17" draw:end-glue-point="6" svg:d="M6646 763l1437 4330" svg:viewBox="0 0 1438 4331">
          <text:p/>
        </draw:connector>
        <draw:connector draw:style-name="gr5" draw:text-style-name="P1" draw:layer="layout" draw:type="line" svg:x1="6.652cm" svg:y1="0.76cm" svg:x2="8.083cm" svg:y2="7.993cm" draw:end-shape="id18" draw:end-glue-point="6" svg:d="M6652 760l1431 7233" svg:viewBox="0 0 1432 7234">
          <text:p/>
        </draw:connector>
        <draw:connector draw:style-name="gr5" draw:text-style-name="P1" draw:layer="layout" draw:type="line" svg:x1="6.725cm" svg:y1="2.928cm" svg:x2="8.079cm" svg:y2="1.886cm" svg:d="M6725 2928l1354-1042" svg:viewBox="0 0 1355 1043">
          <text:p/>
        </draw:connector>
        <draw:connector draw:style-name="gr5" draw:text-style-name="P1" draw:layer="layout" draw:type="line" svg:x1="6.685cm" svg:y1="4.877cm" svg:x2="8.076cm" svg:y2="1.889cm" svg:d="M6685 4877l1391-2988" svg:viewBox="0 0 1392 2989">
          <text:p/>
        </draw:connector>
        <draw:connector draw:style-name="gr5" draw:text-style-name="P1" draw:layer="layout" draw:type="line" svg:x1="6.646cm" svg:y1="6.764cm" svg:x2="8.076cm" svg:y2="1.892cm" svg:d="M6646 6764l1430-4872" svg:viewBox="0 0 1431 4873">
          <text:p/>
        </draw:connector>
        <draw:connector draw:style-name="gr5" draw:text-style-name="P1" draw:layer="layout" draw:type="line" svg:x1="6.722cm" svg:y1="2.931cm" svg:x2="8.081cm" svg:y2="3.49cm" draw:end-shape="id16" draw:end-glue-point="6" svg:d="M6722 2931l1359 559" svg:viewBox="0 0 1360 560">
          <text:p/>
        </draw:connector>
        <draw:connector draw:style-name="gr5" draw:text-style-name="P1" draw:layer="layout" draw:type="line" svg:x1="6.72cm" svg:y1="2.933cm" svg:x2="8.083cm" svg:y2="5.093cm" draw:end-shape="id17" draw:end-glue-point="6" svg:d="M6720 2933l1363 2160" svg:viewBox="0 0 1364 2161">
          <text:p/>
        </draw:connector>
        <draw:connector draw:style-name="gr5" draw:text-style-name="P1" draw:layer="layout" draw:type="line" svg:x1="6.718cm" svg:y1="2.93cm" svg:x2="8.083cm" svg:y2="7.993cm" draw:end-shape="id18" draw:end-glue-point="6" svg:d="M6718 2930l1365 5063" svg:viewBox="0 0 1366 5064">
          <text:p/>
        </draw:connector>
        <draw:connector draw:style-name="gr5" draw:text-style-name="P1" draw:layer="layout" draw:type="line" svg:x1="6.685cm" svg:y1="4.88cm" svg:x2="8.081cm" svg:y2="3.49cm" draw:end-shape="id16" draw:end-glue-point="6" svg:d="M6685 4880l1396-1390" svg:viewBox="0 0 1397 1391">
          <text:p/>
        </draw:connector>
        <draw:connector draw:style-name="gr5" draw:text-style-name="P1" draw:layer="layout" draw:type="line" svg:x1="6.682cm" svg:y1="4.883cm" svg:x2="8.083cm" svg:y2="5.093cm" draw:end-shape="id17" draw:end-glue-point="6" svg:d="M6682 4883l1401 210" svg:viewBox="0 0 1402 211">
          <text:p/>
        </draw:connector>
        <draw:connector draw:style-name="gr5" draw:text-style-name="P1" draw:layer="layout" draw:type="line" svg:x1="6.68cm" svg:y1="4.898cm" svg:x2="8.083cm" svg:y2="7.993cm" draw:end-shape="id18" draw:end-glue-point="6" svg:d="M6680 4898l1403 3095" svg:viewBox="0 0 1404 3096">
          <text:p/>
        </draw:connector>
        <draw:connector draw:style-name="gr5" draw:text-style-name="P1" draw:layer="layout" draw:type="line" svg:x1="6.653cm" svg:y1="6.767cm" svg:x2="8.081cm" svg:y2="3.49cm" draw:end-shape="id16" draw:end-glue-point="6" svg:d="M6653 6767l1428-3277" svg:viewBox="0 0 1429 3278">
          <text:p/>
        </draw:connector>
        <draw:connector draw:style-name="gr5" draw:text-style-name="P1" draw:layer="layout" draw:type="line" svg:x1="6.653cm" svg:y1="6.771cm" svg:x2="8.083cm" svg:y2="5.093cm" draw:end-shape="id17" draw:end-glue-point="6" svg:d="M6653 6771l1430-1678" svg:viewBox="0 0 1431 1679">
          <text:p/>
        </draw:connector>
        <draw:connector draw:style-name="gr5" draw:text-style-name="P1" draw:layer="layout" draw:type="line" svg:x1="6.65cm" svg:y1="6.774cm" svg:x2="8.083cm" svg:y2="7.993cm" draw:end-shape="id18" draw:end-glue-point="6" svg:d="M6650 6774l1433 1219" svg:viewBox="0 0 1434 1220">
          <text:p/>
        </draw:connector>
        <draw:custom-shape draw:style-name="gr6" draw:text-style-name="P1" xml:id="id20" draw:id="id20" draw:layer="layout" svg:width="0.953cm" svg:height="0.952cm" svg:x="11.578cm" svg:y="1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06cm" svg:y1="2.394cm" svg:x2="13.106cm" svg:y2="2.394cm">
          <text:p/>
        </draw:line>
        <draw:frame draw:style-name="gr3" draw:text-style-name="P2" draw:layer="layout" svg:width="0.598cm" svg:height="0.533cm" svg:x="13.161cm" svg:y="2.13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2" draw:layer="layout" svg:width="0.778cm" svg:height="0.605cm" svg:x="11.661cm" svg:y="2.03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6" draw:text-style-name="P1" xml:id="id22" draw:id="id22" draw:layer="layout" svg:width="0.953cm" svg:height="0.952cm" svg:x="11.578cm" svg:y="6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06cm" svg:y1="6.494cm" svg:x2="13.106cm" svg:y2="6.494cm">
          <text:p/>
        </draw:line>
        <draw:frame draw:style-name="gr3" draw:text-style-name="P2" draw:layer="layout" svg:width="0.69cm" svg:height="0.573cm" svg:x="13.161cm" svg:y="6.23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7" draw:text-style-name="P2" draw:layer="layout" svg:width="0.778cm" svg:height="0.605cm" svg:x="11.661cm" svg:y="6.13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onnector draw:style-name="gr5" draw:text-style-name="P1" draw:layer="layout" draw:type="line" svg:x1="10.047cm" svg:y1="0.772cm" svg:x2="11.578cm" svg:y2="2.39cm" draw:start-shape="id19" draw:start-glue-point="1" draw:end-shape="id20" draw:end-glue-point="6" svg:d="M10047 772l1531 1618" svg:viewBox="0 0 1532 1619">
          <text:p/>
        </draw:connector>
        <draw:connector draw:style-name="gr5" draw:text-style-name="P1" draw:layer="layout" draw:type="line" svg:x1="10.045cm" svg:y1="0.769cm" svg:x2="11.581cm" svg:y2="4.289cm" draw:end-shape="id21" draw:end-glue-point="6" svg:d="M10045 769l1536 3520" svg:viewBox="0 0 1537 3521">
          <text:p/>
        </draw:connector>
        <draw:connector draw:style-name="gr5" draw:text-style-name="P1" draw:layer="layout" draw:type="line" svg:x1="10.047cm" svg:y1="0.766cm" svg:x2="11.578cm" svg:y2="6.49cm" draw:end-shape="id22" draw:end-glue-point="6" svg:d="M10047 766l1531 5724" svg:viewBox="0 0 1532 5725">
          <text:p/>
        </draw:connector>
        <draw:connector draw:style-name="gr5" draw:text-style-name="P1" draw:layer="layout" draw:type="line" svg:x1="10.815cm" svg:y1="1.839cm" svg:x2="11.576cm" svg:y2="2.387cm" draw:start-shape="id23" draw:start-glue-point="1" svg:d="M10815 1839l761 548" svg:viewBox="0 0 762 549">
          <text:p/>
        </draw:connector>
        <draw:connector draw:style-name="gr5" draw:text-style-name="P1" draw:layer="layout" draw:type="line" svg:x1="10.759cm" svg:y1="1.832cm" svg:x2="11.581cm" svg:y2="4.289cm" draw:end-shape="id21" draw:end-glue-point="6" svg:d="M10759 1832l822 2457" svg:viewBox="0 0 823 2458">
          <text:p/>
        </draw:connector>
        <draw:connector draw:style-name="gr5" draw:text-style-name="P1" draw:layer="layout" draw:type="line" svg:x1="10.766cm" svg:y1="1.83cm" svg:x2="11.578cm" svg:y2="6.49cm" draw:end-shape="id22" draw:end-glue-point="6" svg:d="M10766 1830l812 4660" svg:viewBox="0 0 813 4661">
          <text:p/>
        </draw:connector>
        <draw:connector draw:style-name="gr5" draw:text-style-name="P1" draw:layer="layout" draw:type="line" svg:x1="10.815cm" svg:y1="3.439cm" svg:x2="11.576cm" svg:y2="2.387cm" draw:start-shape="id24" draw:start-glue-point="1" svg:d="M10815 3439l761-1052" svg:viewBox="0 0 762 1053">
          <text:p/>
        </draw:connector>
        <draw:connector draw:style-name="gr5" draw:text-style-name="P1" draw:layer="layout" draw:type="line" svg:x1="10.815cm" svg:y1="5.039cm" svg:x2="11.573cm" svg:y2="2.39cm" draw:start-shape="id25" svg:d="M10815 5039l758-2649" svg:viewBox="0 0 759 2650">
          <text:p/>
        </draw:connector>
        <draw:connector draw:style-name="gr5" draw:text-style-name="P1" draw:layer="layout" draw:type="line" svg:x1="10.915cm" svg:y1="7.954cm" svg:x2="11.58cm" svg:y2="2.394cm" draw:start-shape="id26" draw:start-glue-point="1" svg:d="M10915 7954l665-5560" svg:viewBox="0 0 666 5561">
          <text:p/>
        </draw:connector>
        <draw:connector draw:style-name="gr5" draw:text-style-name="P1" draw:layer="layout" draw:type="line" svg:x1="10.759cm" svg:y1="3.438cm" svg:x2="11.581cm" svg:y2="4.289cm" draw:end-shape="id21" draw:end-glue-point="6" svg:d="M10759 3438l822 851" svg:viewBox="0 0 823 852">
          <text:p/>
        </draw:connector>
        <draw:connector draw:style-name="gr5" draw:text-style-name="P1" draw:layer="layout" draw:type="line" svg:x1="10.756cm" svg:y1="3.436cm" svg:x2="11.578cm" svg:y2="6.49cm" draw:end-shape="id22" draw:end-glue-point="6" svg:d="M10756 3436l822 3054" svg:viewBox="0 0 823 3055">
          <text:p/>
        </draw:connector>
        <draw:connector draw:style-name="gr5" draw:text-style-name="P1" draw:layer="layout" draw:type="line" svg:x1="10.769cm" svg:y1="5.039cm" svg:x2="11.581cm" svg:y2="4.289cm" draw:end-shape="id21" draw:end-glue-point="6" svg:d="M10769 5039l812-750" svg:viewBox="0 0 813 751">
          <text:p/>
        </draw:connector>
        <draw:connector draw:style-name="gr5" draw:text-style-name="P1" draw:layer="layout" draw:type="line" svg:x1="10.766cm" svg:y1="5.042cm" svg:x2="11.578cm" svg:y2="6.49cm" draw:end-shape="id22" draw:end-glue-point="6" svg:d="M10766 5042l812 1448" svg:viewBox="0 0 813 1449">
          <text:p/>
        </draw:connector>
        <draw:connector draw:style-name="gr5" draw:text-style-name="P1" draw:layer="layout" draw:type="line" svg:x1="10.932cm" svg:y1="7.957cm" svg:x2="11.581cm" svg:y2="4.289cm" draw:end-shape="id21" draw:end-glue-point="6" svg:d="M10932 7957l649-3668" svg:viewBox="0 0 650 3669">
          <text:p/>
        </draw:connector>
        <draw:connector draw:style-name="gr5" draw:text-style-name="P1" draw:layer="layout" draw:type="line" svg:x1="10.946cm" svg:y1="7.96cm" svg:x2="11.578cm" svg:y2="6.49cm" draw:end-shape="id22" draw:end-glue-point="6" svg:d="M10946 7960l632-1470" svg:viewBox="0 0 633 14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000000" draw:marker-start-width="0.25cm" draw:marker-start-center="false" draw:marker-end="Arrow_20_short" draw:marker-end-width="0.09cm" draw:marker-end-center="false" draw:stroke-linejoin="miter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3:18.941289566</meta:creation-date>
    <dc:date>2023-11-16T13:12:32.019542788</dc:date>
    <meta:editing-duration>P1DT5H22M5S</meta:editing-duration>
    <meta:editing-cycles>26</meta:editing-cycles>
    <meta:generator>LibreOffice/7.3.7.2$Linux_X86_64 LibreOffice_project/3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sup>
      <mi>z</mi>
      <mn>2</mn>
      <mrow>
        <mo fence="true" stretchy="false">(</mo>
        <mrow>
          <mn>1</mn>
        </mrow>
        <mo fence="true" stretchy="false">)</mo>
      </mrow>
    </msubsup>
    <annotation encoding="StarMath 5.0">z^{(1)}_2</annotation>
  </semantics>
</math>
</file>

<file path=Object 11/content.xml><?xml version="1.0" encoding="utf-8"?>
<math xmlns="http://www.w3.org/1998/Math/MathML" display="block">
  <semantics>
    <msubsup>
      <mi>z</mi>
      <mn>3</mn>
      <mrow>
        <mo fence="true" stretchy="false">(</mo>
        <mrow>
          <mn>1</mn>
        </mrow>
        <mo fence="true" stretchy="false">)</mo>
      </mrow>
    </msubsup>
    <annotation encoding="StarMath 5.0">z^{(1)}_3</annotation>
  </semantics>
</math>
</file>

<file path=Object 12/content.xml><?xml version="1.0" encoding="utf-8"?>
<math xmlns="http://www.w3.org/1998/Math/MathML" display="block">
  <semantics>
    <msubsup>
      <mi>z</mi>
      <msub>
        <mi>n</mi>
        <mrow>
          <mi>h</mi>
          <mn>,1</mn>
        </mrow>
      </msub>
      <mrow>
        <mo fence="true" stretchy="false">(</mo>
        <mrow>
          <mn>1</mn>
        </mrow>
        <mo fence="true" stretchy="false">)</mo>
      </mrow>
    </msubsup>
    <annotation encoding="StarMath 5.0">z^{(1)}_{n_h,1}</annotation>
  </semantics>
</math>
</file>

<file path=Object 13/content.xml><?xml version="1.0" encoding="utf-8"?>
<math xmlns="http://www.w3.org/1998/Math/MathML" display="block">
  <semantics>
    <msubsup>
      <mi>a</mi>
      <mn>1</mn>
      <mrow>
        <mo fence="true" stretchy="false">(</mo>
        <mrow>
          <mn>1</mn>
        </mrow>
        <mo fence="true" stretchy="false">)</mo>
      </mrow>
    </msubsup>
    <annotation encoding="StarMath 5.0">a^{(1)}_1</annotation>
  </semantics>
</math>
</file>

<file path=Object 14/content.xml><?xml version="1.0" encoding="utf-8"?>
<math xmlns="http://www.w3.org/1998/Math/MathML" display="block">
  <semantics>
    <msubsup>
      <mi>a</mi>
      <mn>2</mn>
      <mrow>
        <mo fence="true" stretchy="false">(</mo>
        <mrow>
          <mn>1</mn>
        </mrow>
        <mo fence="true" stretchy="false">)</mo>
      </mrow>
    </msubsup>
    <annotation encoding="StarMath 5.0">a^{(1)}_2</annotation>
  </semantics>
</math>
</file>

<file path=Object 15/content.xml><?xml version="1.0" encoding="utf-8"?>
<math xmlns="http://www.w3.org/1998/Math/MathML" display="block">
  <semantics>
    <msubsup>
      <mi>a</mi>
      <mn>3</mn>
      <mrow>
        <mo fence="true" stretchy="false">(</mo>
        <mrow>
          <mn>1</mn>
        </mrow>
        <mo fence="true" stretchy="false">)</mo>
      </mrow>
    </msubsup>
    <annotation encoding="StarMath 5.0">a^{(1)}_3</annotation>
  </semantics>
</math>
</file>

<file path=Object 16/content.xml><?xml version="1.0" encoding="utf-8"?>
<math xmlns="http://www.w3.org/1998/Math/MathML" display="block">
  <semantics>
    <msubsup>
      <mi>a</mi>
      <msub>
        <mi>n</mi>
        <mrow>
          <mi>h</mi>
          <mn>,1</mn>
        </mrow>
      </msub>
      <mrow>
        <mo fence="true" stretchy="false">(</mo>
        <mrow>
          <mn>1</mn>
        </mrow>
        <mo fence="true" stretchy="false">)</mo>
      </mrow>
    </msubsup>
    <annotation encoding="StarMath 5.0">a^{(1)}_{n_h,1}</annotation>
  </semantics>
</math>
</file>

<file path=Object 17/content.xml><?xml version="1.0" encoding="utf-8"?>
<math xmlns="http://www.w3.org/1998/Math/MathML" display="block">
  <semantics>
    <mo stretchy="false">⋮</mo>
    <annotation encoding="StarMath 5.0">dotsvert</annotation>
  </semantics>
</math>
</file>

<file path=Object 18/content.xml><?xml version="1.0" encoding="utf-8"?>
<math xmlns="http://www.w3.org/1998/Math/MathML" display="block">
  <semantics>
    <mo stretchy="false">⋮</mo>
    <annotation encoding="StarMath 5.0">dotsvert</annotation>
  </semantics>
</math>
</file>

<file path=Object 19/content.xml><?xml version="1.0" encoding="utf-8"?>
<math xmlns="http://www.w3.org/1998/Math/MathML" display="block">
  <semantics>
    <msubsup>
      <mi>a</mi>
      <mrow>
        <msub>
          <mi>n</mi>
          <mi>h</mi>
        </msub>
        <mi>,</mi>
        <mrow>
          <mi>n</mi>
          <mo stretchy="false">−</mo>
          <mn>1</mn>
        </mrow>
      </mrow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bsup>
    <annotation encoding="StarMath 5.0">a^{(n_l-1)}_{n_h,n-1}</annotation>
  </semantics>
</math>
</file>

<file path=Object 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20/content.xml><?xml version="1.0" encoding="utf-8"?>
<math xmlns="http://www.w3.org/1998/Math/MathML" display="block">
  <semantics>
    <mo stretchy="false">⋮</mo>
    <annotation encoding="StarMath 5.0">dotsvert
</annotation>
  </semantics>
</math>
</file>

<file path=Object 21/content.xml><?xml version="1.0" encoding="utf-8"?>
<math xmlns="http://www.w3.org/1998/Math/MathML" display="block">
  <semantics>
    <msup>
      <mi>b</mi>
      <mrow>
        <mo fence="true" form="prefix" stretchy="false">(</mo>
        <mrow>
          <mn>1</mn>
        </mrow>
        <mo fence="true" form="postfix" stretchy="false">)</mo>
      </mrow>
    </msup>
    <annotation encoding="StarMath 5.0">{b}^{ (1) }</annotation>
  </semantics>
</math>
</file>

<file path=Object 22/content.xml><?xml version="1.0" encoding="utf-8"?>
<math xmlns="http://www.w3.org/1998/Math/MathML" display="block">
  <semantics>
    <msub>
      <mi>x</mi>
      <msub>
        <mi>n</mi>
        <mi>i</mi>
      </msub>
    </msub>
    <annotation encoding="StarMath 5.0">x_{n_i}</annotation>
  </semantics>
</math>
</file>

<file path=Object 23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24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sub>
            <mi>n</mi>
            <mi>l</mi>
          </msub>
        </mrow>
        <mo fence="true" form="postfix" stretchy="false">)</mo>
      </mrow>
    </msubsup>
    <annotation encoding="StarMath 5.0">z^{(n_l)}_2</annotation>
  </semantics>
</math>
</file>

<file path=Object 25/content.xml><?xml version="1.0" encoding="utf-8"?>
<math xmlns="http://www.w3.org/1998/Math/MathML" display="block">
  <semantics>
    <msup>
      <mi>b</mi>
      <mrow>
        <mo fence="true" form="prefix" stretchy="false">(</mo>
        <mrow>
          <msub>
            <mi>n</mi>
            <mi>l</mi>
          </msub>
        </mrow>
        <mo fence="true" form="postfix" stretchy="false">)</mo>
      </mrow>
    </msup>
    <annotation encoding="StarMath 5.0">b^{(n_l)}</annotation>
  </semantics>
</math>
</file>

<file path=Object 26/content.xml><?xml version="1.0" encoding="utf-8"?>
<math xmlns="http://www.w3.org/1998/Math/MathML" display="block">
  <semantics>
    <msup>
      <mi>W</mi>
      <mrow>
        <mo fence="true" form="prefix" stretchy="false">(</mo>
        <mrow>
          <msub>
            <mi>n</mi>
            <mi>l</mi>
          </msub>
        </mrow>
        <mo fence="true" form="postfix" stretchy="false">)</mo>
      </mrow>
    </msup>
    <annotation encoding="StarMath 5.0">W^{ (n_l) }</annotation>
  </semantics>
</math>
</file>

<file path=Object 27/content.xml><?xml version="1.0" encoding="utf-8"?>
<math xmlns="http://www.w3.org/1998/Math/MathML" display="block">
  <semantics>
    <mo stretchy="false">⋮</mo>
    <annotation encoding="StarMath 5.0">dotsvert</annotation>
  </semantics>
</math>
</file>

<file path=Object 28/content.xml><?xml version="1.0" encoding="utf-8"?>
<math xmlns="http://www.w3.org/1998/Math/MathML" display="block">
  <semantics>
    <mo stretchy="false">⋮</mo>
    <annotation encoding="StarMath 5.0">dotsvert</annotation>
  </semantics>
</math>
</file>

<file path=Object 2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bsup>
    <annotation encoding="StarMath 5.0">z^{(n_l-1)}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30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bsup>
    <annotation encoding="StarMath 5.0">z^{(n_l-1)}_2</annotation>
  </semantics>
</math>
</file>

<file path=Object 31/content.xml><?xml version="1.0" encoding="utf-8"?>
<math xmlns="http://www.w3.org/1998/Math/MathML" display="block">
  <semantics>
    <msubsup>
      <mi>z</mi>
      <mn>3</mn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bsup>
    <annotation encoding="StarMath 5.0">z^{(n_l-1)}_3</annotation>
  </semantics>
</math>
</file>

<file path=Object 32/content.xml><?xml version="1.0" encoding="utf-8"?>
<math xmlns="http://www.w3.org/1998/Math/MathML" display="block">
  <semantics>
    <msubsup>
      <mi>z</mi>
      <mrow>
        <msub>
          <mi>n</mi>
          <mi>h</mi>
        </msub>
        <mi>,</mi>
        <mrow>
          <mi>n</mi>
          <mo stretchy="false">−</mo>
          <mn>1</mn>
        </mrow>
      </mrow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bsup>
    <annotation encoding="StarMath 5.0">z^{(n_l-1)}_{n_h,n-1}</annotation>
  </semantics>
</math>
</file>

<file path=Object 3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4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5/content.xml><?xml version="1.0" encoding="utf-8"?>
<math xmlns="http://www.w3.org/1998/Math/MathML" display="block">
  <semantics>
    <msup>
      <mi>b</mi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p>
    <annotation encoding="StarMath 5.0">b^{ (n_l-1) }</annotation>
  </semantics>
</math>
</file>

<file path=Object 36/content.xml><?xml version="1.0" encoding="utf-8"?>
<math xmlns="http://www.w3.org/1998/Math/MathML" display="block">
  <semantics>
    <msup>
      <mi>W</mi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p>
    <annotation encoding="StarMath 5.0">W^{ (n_l-1) }</annotation>
  </semantics>
</math>
</file>

<file path=Object 3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sub>
            <mi>n</mi>
            <mi>l</mi>
          </msub>
        </mrow>
        <mo fence="true" form="postfix" stretchy="false">)</mo>
      </mrow>
    </msubsup>
    <annotation encoding="StarMath 5.0">z^{(n_l)}_1</annotation>
  </semantics>
</math>
</file>

<file path=Object 4/content.xml><?xml version="1.0" encoding="utf-8"?>
<math xmlns="http://www.w3.org/1998/Math/MathML" display="block">
  <semantics>
    <msup>
      <mi>W</mi>
      <mrow>
        <mo fence="true" stretchy="false">(</mo>
        <mrow>
          <mn>1</mn>
        </mrow>
        <mo fence="true" stretchy="false">)</mo>
      </mrow>
    </msup>
    <annotation encoding="StarMath 5.0">W^{ (1) }</annotation>
  </semantics>
</math>
</file>

<file path=Object 40/content.xml><?xml version="1.0" encoding="utf-8"?>
<math xmlns="http://www.w3.org/1998/Math/MathML" display="block">
  <semantics>
    <msub>
      <mi>y</mi>
      <msub>
        <mi>n</mi>
        <mi>o</mi>
      </msub>
    </msub>
    <annotation encoding="StarMath 5.0">y_{n_o}</annotation>
  </semantics>
</math>
</file>

<file path=Object 41/content.xml><?xml version="1.0" encoding="utf-8"?>
<math xmlns="http://www.w3.org/1998/Math/MathML" display="block">
  <semantics>
    <msubsup>
      <mi>z</mi>
      <mi>o</mi>
      <mrow>
        <mo fence="true" form="prefix" stretchy="false">(</mo>
        <mrow>
          <msub>
            <mi>n</mi>
            <mi>l</mi>
          </msub>
        </mrow>
        <mo fence="true" form="postfix" stretchy="false">)</mo>
      </mrow>
    </msubsup>
    <annotation encoding="StarMath 5.0">z^{(n_l)}_o</annotation>
  </semantics>
</math>
</file>

<file path=Object 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/content.xml><?xml version="1.0" encoding="utf-8"?>
<math xmlns="http://www.w3.org/1998/Math/MathML" display="block">
  <semantics>
    <msubsup>
      <mi>a</mi>
      <mn>1</mn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bsup>
    <annotation encoding="StarMath 5.0">a^{(n_l-1)}_1</annotation>
  </semantics>
</math>
</file>

<file path=Object 7/content.xml><?xml version="1.0" encoding="utf-8"?>
<math xmlns="http://www.w3.org/1998/Math/MathML" display="block">
  <semantics>
    <msubsup>
      <mi>a</mi>
      <mn>2</mn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bsup>
    <annotation encoding="StarMath 5.0">a^{(n_l-1)}_2</annotation>
  </semantics>
</math>
</file>

<file path=Object 8/content.xml><?xml version="1.0" encoding="utf-8"?>
<math xmlns="http://www.w3.org/1998/Math/MathML" display="block">
  <semantics>
    <msubsup>
      <mi>a</mi>
      <mn>3</mn>
      <mrow>
        <mo fence="true" form="prefix" stretchy="false">(</mo>
        <mrow>
          <mrow>
            <msub>
              <mi>n</mi>
              <mi>l</mi>
            </msub>
            <mo stretchy="false">−</mo>
            <mn>1</mn>
          </mrow>
        </mrow>
        <mo fence="true" form="postfix" stretchy="false">)</mo>
      </mrow>
    </msubsup>
    <annotation encoding="StarMath 5.0">a^{(n_l-1)}_3</annotation>
  </semantics>
</math>
</file>

<file path=Object 9/content.xml><?xml version="1.0" encoding="utf-8"?>
<math xmlns="http://www.w3.org/1998/Math/MathML" display="block">
  <semantics>
    <msubsup>
      <mi>z</mi>
      <mn>1</mn>
      <mrow>
        <mo fence="true" stretchy="false">(</mo>
        <mrow>
          <mn>1</mn>
        </mrow>
        <mo fence="true" stretchy="false">)</mo>
      </mrow>
    </msubsup>
    <annotation encoding="StarMath 5.0">z^{(1)}_1</annotation>
  </semantics>
</math>
</file>